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410" officeooo:paragraph-rsid="0001d410"/>
    </style:style>
    <style:style style:name="P2" style:family="paragraph" style:parent-style-name="Standard">
      <style:text-properties officeooo:paragraph-rsid="0001d410"/>
    </style:style>
    <style:style style:name="P3" style:family="paragraph" style:parent-style-name="Standard">
      <style:text-properties officeooo:rsid="0002d543" officeooo:paragraph-rsid="0002d543"/>
    </style:style>
    <style:style style:name="T1" style:family="text">
      <style:text-properties fo:color="#008000" style:font-name="monospace" fo:font-size="10.5pt" fo:font-weight="normal" fo:background-color="#fffffe" loext:char-shading-value="0"/>
    </style:style>
    <style:style style:name="T2" style:family="text">
      <style:text-properties officeooo:rsid="0001d4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1.</text:span><text:bookmark text:name="84f1"/><text:span text:style-name="T1">Calculating Silhouette Score</text:span></text:p>
      <text:p text:style-name="P1"><text:a xlink:type="simple" xlink:href="https://towardsdatascience.com/silhouette-coefficient-validating-clustering-techniques-e976bb81d10c#:~:text=Silhouette%20Coefficient%20or%20silhouette%20score%20is%20a%20metric%20used%20to,each%20other%20and%20clearly%20distinguished.&amp;text=a%3D%20average%20intra%2Dcluster%20distance,each%20point%20within%20a%20cluster" text:style-name="Internet_20_link" text:visited-style-name="Visited_20_Internet_20_Link">https://towardsdatascience.com/silhouette-coefficient-validating-clustering-techniques-e976bb81d10c#:~:text=Silhouette%20Coefficient%20or%20silhouette%20score%20is%20a%20metric%20used%20to,each%20other%20and%20clearly%20distinguished.&amp;text=a%3D%20average%20intra%2Dcluster%20distance,each%20point%20within%20a%20cluster</text:a>.</text:p>
      <text:p text:style-name="P1"/>
      <text:p text:style-name="P1">2. Doc2Vec:</text:p>
      <text:p text:style-name="P1"><text:a xlink:type="simple" xlink:href="https://radimrehurek.com/gensim/auto_examples/tutorials/run_doc2vec_lee.html#sphx-glr-auto-examples-tutorials-run-doc2vec-lee-py" text:style-name="Internet_20_link" text:visited-style-name="Visited_20_Internet_20_Link">https://radimrehurek.com/gensim/auto_examples/tutorials/run_doc2vec_lee.html#sphx-glr-auto-examples-tutorials-run-doc2vec-lee-py</text:a></text:p>
      <text:p text:style-name="P1"/>
      <text:p text:style-name="P3">3. Read a jsonl file:</text:p>
      <text:p text:style-name="P3"><text:a xlink:type="simple" xlink:href="https://support.unpaywall.org/support/solutions/articles/44001867300-how-do-i-read-jsonl-files-" text:style-name="Internet_20_link" text:visited-style-name="Visited_20_Internet_20_Link">https://support.unpaywall.org/support/solutions/articles/44001867300-how-do-i-read-jsonl-files-</text:a>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00:07:43.573124440</meta:creation-date>
    <dc:date>2021-05-30T01:10:05.456974149</dc:date>
    <meta:editing-duration>PT32M</meta:editing-duration>
    <meta:editing-cycles>1</meta:editing-cycles>
    <meta:document-statistic meta:table-count="0" meta:image-count="0" meta:object-count="0" meta:page-count="2" meta:paragraph-count="6" meta:word-count="13" meta:character-count="605" meta:non-whitespace-character-count="598"/>
    <meta:generator>LibreOffice/6.4.6.2$Linux_X86_64 LibreOffice_project/40$Build-2</meta:generator>
  </office:meta>
</office:document-meta>
</file>